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3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E38]-[.H38]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39]-[.H39]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formula="of:=[.E40]-[.H4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41]=[.D41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1]-[.H41]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2]-[.H42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43]=[.D43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3]-[.H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44]-[.H4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5]-[.H45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6]-[.H4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table:formula="of:=IF([.F47]=[.D47];1;0)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formula="of:=[.E47]-[.H47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IF([.F48]=[.D48];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48]-[.H48]"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F49]=[.D49];1;0)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formula="of:=[.E49]-[.H49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50]=[.D50];1;0)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E50]-[.H50]" office:value-type="float" office:value="-73" calcext:value-type="float">
            <text:p>-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F51]=[.D51];1;0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E51]-[.H5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52]=[.D52];1;0)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formula="of:=[.E52]-[.H52]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3]=[.D53];1;0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E53]-[.H53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4]=[.D54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54]-[.H54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5]=[.D5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55]-[.H5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IF([.F56]=[.D56];1;0)" office:value-type="float" office:value="0" calcext:value-type="float">
            <text:p>0</text:p>
          </table:table-cell>
          <table:table-cell/>
          <table:table-cell table:formula="of:=[.E56]-[.H56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/>
          <table:table-cell table:formula="of:=IF([.F61]=[.D61];1;0)" office:value-type="float" office:value="0" calcext:value-type="float">
            <text:p>0</text:p>
          </table:table-cell>
          <table:table-cell/>
          <table:table-cell table:formula="of:=[.E61]-[.H61]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table table:name="2024" table:style-name="ta1"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2]-[.H2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3]-[.H3]" office:value-type="float" office:value="24" calcext:value-type="float">
            <text:p>24</text:p>
          </table:table-cell>
          <table:table-cell/>
          <table:table-cell office:value-type="string" calcext:value-type="string">
            <text:p>Ongoing Tips</text:p>
          </table:table-cell>
          <table:table-cell table:formula="of:=SUM([.G1:.G217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]-[.H4]" office:value-type="float" office:value="-5" calcext:value-type="float">
            <text:p>-5</text:p>
          </table:table-cell>
          <table:table-cell/>
          <table:table-cell office:value-type="string" calcext:value-type="string">
            <text:p>ongoing margin error</text:p>
          </table:table-cell>
          <table:table-cell table:formula="of:=SQRT(SUMSQ([.I2:.I217])/COUNTA([.I2:.I217]))" office:value-type="float" office:value="32.0579245478523" calcext:value-type="float">
            <text:p>32.0579245478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5]-[.H5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]-[.H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formula="of:=[.E7]-[.H7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E8]-[.H8]"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9]-[.H9]"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0]-[.H10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1]-[.H11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E12]-[.H12]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3]-[.H13]"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E14]-[.H14]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E15]-[.H15]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[.E16]-[.H1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table:formula="of:=[.E17]-[.H1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F18]=[.D18];1;0)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table:formula="of:=[.E18]-[.H18]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9]-[.H19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E20]-[.H20]"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table:formula="of:=[.E21]-[.H2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[.F22]=[.D22];1;0)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formula="of:=[.E22]-[.H22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[.E23]-[.H23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table:formula="of:=IF([.F24]=[.D24];1;0)"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formula="of:=[.E24]-[.H2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F25]=[.D25];1;0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25]-[.H25]"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6]-[.H26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E27]-[.H27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E28]-[.H28]"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29]-[.H29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formula="of:=[.E30]-[.H3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F31]=[.D31];1;0)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formula="of:=[.E31]-[.H31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E32]-[.H32]"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E33]-[.H33]" office:value-type="float" office:value="-86" calcext:value-type="float">
            <text:p>-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table:formula="of:=[.E34]-[.H3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E35]-[.H3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[.E36]-[.H36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formula="of:=[.E37]-[.H3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formula="of:=[.E38]-[.H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9]-[.H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6:24:20.574203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4-04-11T13:09:27.535066896</dc:date>
    <dc:creator>Mitchell Gill</dc:creator>
    <meta:editing-duration>P26DT17H12M53S</meta:editing-duration>
    <meta:editing-cycles>38</meta:editing-cycles>
    <meta:generator>LibreOffice/6.4.7.2$Linux_X86_64 LibreOffice_project/40$Build-2</meta:generator>
    <meta:document-statistic meta:table-count="2" meta:cell-count="1293" meta:object-count="0"/>
  </office:meta>
</office:document-meta>
</file>